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98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1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132cm"/>
      <style:paragraph-properties style:writing-mode="lr-tb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03cm" svg:height="14.471cm" svg:x="2.229cm" svg:y="1.134cm">
          <draw:text-box>
            <text:p>1. Idea:</text:p>
            <text:p>-Tree</text:p>
            <text:p>- depth first</text:p>
            <text:p>- possible later optimization with paralell divide and conquer</text:p>
            <text:p>- if legal leaf is reached → add to set<text:tab/>Hashset&lt;(u32 x 8)&gt;</text:p>
            <text:p>- use structure here to aggregate the different coins to a bag</text:p>
            <text:p/>
            <text:p>2. Idea <text:s/></text:p>
            <text:p/>
            <text:p>Dinamic programming: </text:p>
            <text:p>- from size 1 to n </text:p>
            <text:p>- using the old solutions when possible → Hashmap with </text:p>
            <text:p>&lt;left_size, possible_combiations_to_fill&gt;</text:p>
            <text:p>- else expand like a node </text:p>
            <text:p>- use iteration instead of recursion:</text:p>
            <text:p>- use work stack</text:p>
            <text:p><text:tab/>- if empty push 1 to n on it</text:p>
            <text:p><text:tab/>- </text:p>
            <text:p>!! the problem here is that that the DIFFERENT ways are on </text:p>
            <text:p>intrest</text:p>
          </draw:text-box>
        </draw:frame>
        <draw:frame draw:style-name="gr2" draw:text-style-name="P1" draw:layer="layout" svg:width="0.59cm" svg:height="0.962cm" svg:x="1.317cm" svg:y="16.566cm">
          <draw:text-box>
            <text:p>1</text:p>
          </draw:text-box>
        </draw:frame>
        <draw:frame draw:style-name="gr2" draw:text-style-name="P1" draw:layer="layout" svg:width="0.59cm" svg:height="0.962cm" svg:x="2.346cm" svg:y="16.566cm">
          <draw:text-box>
            <text:p>1</text:p>
          </draw:text-box>
        </draw:frame>
        <draw:frame draw:style-name="gr3" draw:text-style-name="P1" draw:layer="layout" svg:width="0.59cm" svg:height="0.962cm" svg:x="3.143cm" svg:y="16.557cm">
          <draw:text-box>
            <text:p>1</text:p>
          </draw:text-box>
        </draw:frame>
        <draw:frame draw:style-name="gr2" draw:text-style-name="P1" draw:layer="layout" svg:width="0.59cm" svg:height="0.962cm" svg:x="4.172cm" svg:y="16.557cm">
          <draw:text-box>
            <text:p>1</text:p>
          </draw:text-box>
        </draw:frame>
        <draw:frame draw:style-name="gr2" draw:text-style-name="P1" draw:layer="layout" svg:width="0.59cm" svg:height="0.962cm" svg:x="4.9cm" svg:y="16.557cm">
          <draw:text-box>
            <text:p>1</text:p>
          </draw:text-box>
        </draw:frame>
        <draw:frame draw:style-name="gr3" draw:text-style-name="P1" draw:layer="layout" svg:width="0.59cm" svg:height="0.962cm" svg:x="5.929cm" svg:y="16.557cm">
          <draw:text-box>
            <text:p>1</text:p>
          </draw:text-box>
        </draw:frame>
        <draw:frame draw:style-name="gr2" draw:text-style-name="P1" draw:layer="layout" svg:width="0.59cm" svg:height="0.962cm" svg:x="6.739cm" svg:y="16.566cm">
          <draw:text-box>
            <text:p>1</text:p>
          </draw:text-box>
        </draw:frame>
        <draw:frame draw:style-name="gr2" draw:text-style-name="P1" draw:layer="layout" svg:width="0.59cm" svg:height="0.962cm" svg:x="7.767cm" svg:y="16.566cm">
          <draw:text-box>
            <text:p>1</text:p>
          </draw:text-box>
        </draw:frame>
        <draw:frame draw:style-name="gr3" draw:text-style-name="P1" draw:layer="layout" svg:width="0.591cm" svg:height="0.962cm" svg:x="8.413cm" svg:y="16.557cm">
          <draw:text-box>
            <text:p>1</text:p>
          </draw:text-box>
        </draw:frame>
        <draw:frame draw:style-name="gr2" draw:text-style-name="P1" draw:layer="layout" svg:width="0.589cm" svg:height="0.962cm" svg:x="9.443cm" svg:y="16.557cm">
          <draw:text-box>
            <text:p>1</text:p>
          </draw:text-box>
        </draw:frame>
        <draw:frame draw:style-name="gr4" draw:text-style-name="P1" draw:layer="layout" svg:width="0.59cm" svg:height="1.28cm" svg:x="2.346cm" svg:y="17.836cm">
          <draw:text-box>
            <text:p>2</text:p>
          </draw:text-box>
        </draw:frame>
        <draw:frame draw:style-name="gr2" draw:text-style-name="P1" draw:layer="layout" svg:width="0.59cm" svg:height="0.962cm" svg:x="4.103cm" svg:y="17.836cm">
          <draw:text-box>
            <text:p>3</text:p>
          </draw:text-box>
        </draw:frame>
        <draw:frame draw:style-name="gr2" draw:text-style-name="P1" draw:layer="layout" svg:width="0.589cm" svg:height="0.962cm" svg:x="5.86cm" svg:y="17.836cm">
          <draw:text-box draw:corner-radius="0.318cm">
            <text:p>4</text:p>
          </draw:text-box>
        </draw:frame>
        <draw:frame draw:style-name="gr2" draw:text-style-name="P1" draw:layer="layout" svg:width="0.59cm" svg:height="0.962cm" svg:x="7.617cm" svg:y="17.836cm">
          <draw:text-box>
            <text:p>5</text:p>
          </draw:text-box>
        </draw:frame>
        <draw:frame draw:style-name="gr2" draw:text-style-name="P1" draw:layer="layout" svg:width="0.589cm" svg:height="0.962cm" svg:x="9.374cm" svg:y="17.836cm">
          <draw:text-box>
            <text:p>6</text:p>
          </draw:text-box>
        </draw:frame>
        <draw:frame draw:style-name="gr5" draw:text-style-name="P1" draw:layer="layout" svg:width="3.292cm" svg:height="5.939cm" svg:x="1.2cm" svg:y="21.637cm">
          <draw:text-box>
            <text:p>20*1</text:p>
            <text:p>18*1+1*2</text:p>
            <text:p>..</text:p>
            <text:p>2*1 + 8*2</text:p>
            <text:p>10*2</text:p>
            <text:p/>
            <text:p>== 11</text:p>
            <text:p/>
          </draw:text-box>
        </draw:frame>
        <draw:frame draw:style-name="gr6" draw:text-style-name="P1" draw:layer="layout" svg:width="10.057cm" svg:height="3.095cm" svg:x="5.853cm" svg:y="22.111cm">
          <draw:text-box>
            <text:p>4*5</text:p>
            <text:p>3*5 + {1*2+3*1, 2*2+1*1, 5*1} = 3 </text:p>
            <text:p>2*5 + {10*1,… 5*2} = 6</text:p>
            <text:p>1*5 + {15*1+0*2, 1*1+ 7*2} =8</text:p>
          </draw:text-box>
        </draw:frame>
        <draw:frame draw:style-name="gr2" draw:text-style-name="P1" draw:layer="layout" svg:width="0.59cm" svg:height="0.962cm" svg:x="4.981cm" svg:y="19.106cm">
          <draw:text-box>
            <text:p>4</text:p>
          </draw:text-box>
        </draw:frame>
        <draw:frame draw:style-name="gr2" draw:text-style-name="P1" draw:layer="layout" svg:width="0.59cm" svg:height="0.962cm" svg:x="10.525cm" svg:y="16.566cm">
          <draw:text-box>
            <text:p>1</text:p>
          </draw:text-box>
        </draw:frame>
        <draw:frame draw:style-name="gr2" draw:text-style-name="P1" draw:layer="layout" svg:width="0.59cm" svg:height="0.962cm" svg:x="11.554cm" svg:y="16.566cm">
          <draw:text-box>
            <text:p>1</text:p>
          </draw:text-box>
        </draw:frame>
        <draw:frame draw:style-name="gr3" draw:text-style-name="P1" draw:layer="layout" svg:width="0.59cm" svg:height="0.962cm" svg:x="12.351cm" svg:y="16.557cm">
          <draw:text-box>
            <text:p>1</text:p>
          </draw:text-box>
        </draw:frame>
        <draw:frame draw:style-name="gr2" draw:text-style-name="P1" draw:layer="layout" svg:width="0.59cm" svg:height="0.962cm" svg:x="13.38cm" svg:y="16.557cm">
          <draw:text-box>
            <text:p>1</text:p>
          </draw:text-box>
        </draw:frame>
        <draw:frame draw:style-name="gr2" draw:text-style-name="P1" draw:layer="layout" svg:width="0.59cm" svg:height="0.962cm" svg:x="14.108cm" svg:y="16.557cm">
          <draw:text-box>
            <text:p>1</text:p>
          </draw:text-box>
        </draw:frame>
        <draw:frame draw:style-name="gr3" draw:text-style-name="P1" draw:layer="layout" svg:width="0.59cm" svg:height="0.962cm" svg:x="15.137cm" svg:y="16.557cm">
          <draw:text-box>
            <text:p>1</text:p>
          </draw:text-box>
        </draw:frame>
        <draw:frame draw:style-name="gr2" draw:text-style-name="P1" draw:layer="layout" svg:width="0.59cm" svg:height="0.962cm" svg:x="15.947cm" svg:y="16.566cm">
          <draw:text-box>
            <text:p>1</text:p>
          </draw:text-box>
        </draw:frame>
        <draw:frame draw:style-name="gr2" draw:text-style-name="P1" draw:layer="layout" svg:width="0.59cm" svg:height="0.962cm" svg:x="16.975cm" svg:y="16.566cm">
          <draw:text-box>
            <text:p>1</text:p>
          </draw:text-box>
        </draw:frame>
        <draw:frame draw:style-name="gr3" draw:text-style-name="P1" draw:layer="layout" svg:width="0.591cm" svg:height="0.962cm" svg:x="17.621cm" svg:y="16.557cm">
          <draw:text-box>
            <text:p>1</text:p>
          </draw:text-box>
        </draw:frame>
        <draw:frame draw:style-name="gr2" draw:text-style-name="P1" draw:layer="layout" svg:width="0.589cm" svg:height="0.962cm" svg:x="18.651cm" svg:y="16.557cm">
          <draw:text-box>
            <text:p>1</text:p>
          </draw:text-box>
        </draw:frame>
        <draw:frame draw:style-name="gr4" draw:text-style-name="P1" draw:layer="layout" svg:width="0.59cm" svg:height="1.28cm" svg:x="11.554cm" svg:y="17.836cm">
          <draw:text-box>
            <text:p>7</text:p>
          </draw:text-box>
        </draw:frame>
        <draw:frame draw:style-name="gr2" draw:text-style-name="P1" draw:layer="layout" svg:width="0.589cm" svg:height="0.962cm" svg:x="15.068cm" svg:y="17.836cm">
          <draw:text-box draw:corner-radius="0.318cm">
            <text:p>9</text:p>
          </draw:text-box>
        </draw:frame>
        <draw:frame draw:style-name="gr7" draw:text-style-name="P1" draw:layer="layout" svg:width="1.32cm" svg:height="1.673cm" svg:x="16.825cm" svg:y="17.836cm">
          <draw:text-box>
            <text:p>10</text:p>
          </draw:text-box>
        </draw:frame>
        <draw:frame draw:style-name="gr7" draw:text-style-name="P1" draw:layer="layout" svg:width="1.905cm" svg:height="1.673cm" svg:x="18.462cm" svg:y="17.742cm">
          <draw:text-box>
            <text:p>11</text:p>
          </draw:text-box>
        </draw:frame>
        <draw:frame draw:style-name="gr7" draw:text-style-name="P1" draw:layer="layout" svg:width="1.416cm" svg:height="1.673cm" svg:x="14.189cm" svg:y="19.106cm">
          <draw:text-box>
            <text:p>18</text:p>
          </draw:text-box>
        </draw:frame>
        <draw:frame draw:style-name="gr6" draw:text-style-name="P1" draw:layer="layout" svg:width="0.853cm" svg:height="0.962cm" svg:x="13.382cm" svg:y="17.818cm">
          <draw:text-box>
            <text:p>8</text:p>
          </draw:text-box>
        </draw:frame>
        <draw:frame draw:style-name="gr7" draw:text-style-name="P1" draw:layer="layout" svg:width="1.32cm" svg:height="1.673cm" svg:x="18.462cm" svg:y="19.097cm">
          <draw:text-box>
            <text:p>29</text:p>
            <text:p/>
          </draw:text-box>
        </draw:frame>
        <draw:frame draw:style-name="gr7" draw:text-style-name="P1" draw:layer="layout" svg:width="1.32cm" svg:height="1.673cm" svg:x="9.205cm" svg:y="19.329cm">
          <draw:text-box>
            <text:p>10</text:p>
          </draw:text-box>
        </draw:frame>
        <draw:frame draw:style-name="gr6" draw:text-style-name="P1" draw:layer="layout" svg:width="0.853cm" svg:height="0.962cm" svg:x="0.147cm" svg:y="16.548cm">
          <draw:text-box>
            <text:p>1</text:p>
          </draw:text-box>
        </draw:frame>
        <draw:frame draw:style-name="gr6" draw:text-style-name="P1" draw:layer="layout" svg:width="0.853cm" svg:height="0.962cm" svg:x="0.283cm" svg:y="17.827cm">
          <draw:text-box>
            <text:p>2</text:p>
          </draw:text-box>
        </draw:frame>
        <draw:frame draw:style-name="gr6" draw:text-style-name="P1" draw:layer="layout" svg:width="0.853cm" svg:height="0.962cm" svg:x="0.365cm" svg:y="19.097cm">
          <draw:text-box>
            <text:p>5</text:p>
          </draw:text-box>
        </draw:frame>
        <draw:frame draw:style-name="gr6" draw:text-style-name="P1" draw:layer="layout" svg:width="1.205cm" svg:height="1.673cm" svg:x="0cm" svg:y="20.282cm">
          <draw:text-box>
            <text:p>10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8T21:14:01.239785226</meta:creation-date>
    <dc:date>2022-04-08T22:40:47.482037765</dc:date>
    <meta:editing-duration>PT45M30S</meta:editing-duration>
    <meta:editing-cycles>10</meta:editing-cycles>
    <meta:generator>LibreOffice/7.2.6.2$Linux_X86_64 LibreOffice_project/20$Build-2</meta:generator>
    <meta:document-statistic meta:object-count="41"/>
  </office:meta>
</office:document-meta>
</file>